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office:value-type="string">
            <text:p>PRODUCT</text:p>
          </table:table-cell>
          <table:table-cell office:value-type="string">
            <text:p>R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ake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Dairy Milk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Kammal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Sarry</text:p>
          </table:table-cell>
          <table:table-cell office:value-type="float" office:value="800">
            <text:p>800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Chappal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Nail polish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Chudidar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Pant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Shall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string">
            <text:p>Head set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pplication <text:s/>about Mine Birthday</text:p>
          </table:table-cell>
          <table:table-cell table:number-columns-repeated="4"/>
        </table:table-row>
        <table:table-row table:style-name="ro1">
          <table:table-cell office:value-type="string">
            <text:p>Flower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Photo Frame</text:p>
          </table:table-cell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ick Button </text:p>
          </table:table-cell>
          <table:table-cell table:number-columns-repeated="4"/>
        </table:table-row>
        <table:table-row table:style-name="ro1">
          <table:table-cell office:value-type="string">
            <text:p>Hand Kerchif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appy Birthday</text:p>
          </table:table-cell>
          <table:table-cell table:number-columns-repeated="4"/>
        </table:table-row>
        <table:table-row table:style-name="ro1">
          <table:table-cell office:value-type="string">
            <text:p>Anklet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reattings </text:p>
          </table:table-cell>
          <table:table-cell table:number-columns-repeated="4"/>
        </table:table-row>
        <table:table-row table:style-name="ro1">
          <table:table-cell office:value-type="string">
            <text:p>Ice Cream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dited Vide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5">
            <text:p>5</text:p>
          </table:table-cell>
          <table:table-cell office:value-type="string">
            <text:p>Tik Tok Vide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Person say Happy Birth day – with 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7">
            <text:p>7</text:p>
          </table:table-cell>
          <table:table-cell office:value-type="string">
            <text:p>Enter the Tresu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8">
            <text:p>8</text:p>
          </table:table-cell>
          <table:table-cell office:value-type="string">
            <text:p>21 Gifts Clues in each Butt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3:.B24])" office:value-type="float" office:value="3400">
            <text:p>340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5">15/05/2020</text:date>, <text:time>09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09:18:14.46</meta:creation-date>
    <dc:date>2020-05-15T09:48:50.05</dc:date>
    <meta:editing-duration>PT4S</meta:editing-duration>
    <meta:editing-cycles>1</meta:editing-cycles>
    <meta:document-statistic meta:table-count="3" meta:cell-count="72" meta:object-count="0"/>
    <meta:generator>OpenOffice/4.1.2$Win32 OpenOffice.org_project/412m3$Build-9782</meta:generator>
  </office:meta>
</office:document-meta>
</file>